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>
          <mo stretchy="false">∑</mo>
          <mi>i</mi>
        </munder>
        <mspace width="0.5em"/>
      </mrow>
      <msub>
        <mstyle mathvariant="bold">
          <mi>M</mi>
        </mstyle>
        <mi>i</mi>
      </msub>
      <mrow>
        <mspace width="2em"/>
        <mo stretchy="false">=</mo>
        <mspace width="2em"/>
      </mrow>
      <mn>0</mn>
    </mrow>
    <annotation encoding="StarMath 5.0">sum from i ` {bold M} _i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0:14:43.856000000</meta:creation-date>
    <dc:date>2015-03-07T00:15:13.745000000</dc:date>
    <meta:editing-duration>PT29S</meta:editing-duration>
    <meta:editing-cycles>1</meta:editing-cycles>
    <meta:generator>LibreOffice/4.3.4.1$Windows_x86 LibreOffice_project/bc356b2f991740509f321d70e4512a6a54c5f243</meta:generator>
  </office:meta>
</office:document-meta>
</file>